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ourier New" svg:font-family="Courier New" style:font-family-generic="modern" style:font-pitch="fixed" svg:panose-1="2 7 3 9 2 2 5 2 4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margin-bottom="0.1388in" fo:line-height="115%"/>
      <style:text-properties fo:font-weight="bold" style:font-weight-asian="bold" style:font-weight-complex="bold" fo:color="#FF0000" fo:font-size="11pt" style:font-size-asian="11pt" style:font-size-complex="11pt"/>
    </style:style>
    <style:style style:name="P2"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4"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5"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6"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7"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8"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9"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10"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11"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12"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13" style:parent-style-name="Standard" style:family="paragraph">
      <style:paragraph-properties fo:margin-bottom="0.1388in" fo:line-height="115%"/>
    </style:style>
    <style:style style:name="T14" style:parent-style-name="DefaultParagraphFont" style:family="text">
      <style:text-properties fo:font-weight="bold" style:font-weight-asian="bold" style:font-weight-complex="bold" fo:color="#FF0000" fo:font-size="11pt" style:font-size-asian="11pt" style:font-size-complex="11pt"/>
    </style:style>
    <style:style style:name="P15"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16"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17"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18"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19"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20"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21"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22"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23"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24"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25"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26"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27"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28"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29"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0"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1"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2"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3"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5"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6"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7"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8"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9"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40"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41"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42"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43"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44"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45"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46"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47"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48"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49"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50"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51"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52"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53"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54"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55"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56"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57"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58"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59"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60"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61"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62"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63"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64"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65"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66"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67"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68"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69"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70"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71"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72"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73"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74"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75"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76"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77"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78"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79"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80"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81"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82"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83"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84"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85"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86"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87"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88"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89"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90"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91"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92"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93"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94"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95"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96"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97"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98" style:parent-style-name="Standard" style:family="paragraph">
      <style:text-properties fo:font-weight="bold" style:font-weight-asian="bold" style:font-weight-complex="bold" fo:color="#FF0000" fo:font-size="11pt" style:font-size-asian="11pt" style:font-size-complex="11pt"/>
    </style:style>
    <style:style style:name="P99" style:parent-style-name="Standard" style:family="paragraph">
      <style:text-properties fo:font-weight="bold" style:font-weight-asian="bold" style:font-weight-complex="bold" fo:color="#FF0000" fo:font-size="11pt" style:font-size-asian="11pt" style:font-size-complex="11pt"/>
    </style:style>
    <style:style style:name="P100" style:parent-style-name="Standard" style:family="paragraph">
      <style:text-properties fo:font-weight="bold" style:font-weight-asian="bold" style:font-weight-complex="bold" fo:color="#FF0000" fo:font-size="11pt" style:font-size-asian="11pt" style:font-size-complex="11pt"/>
    </style:style>
    <style:style style:name="P101" style:parent-style-name="Standard" style:family="paragraph">
      <style:text-properties fo:font-weight="bold" style:font-weight-asian="bold" style:font-weight-complex="bold" fo:color="#FF0000" fo:font-size="11pt" style:font-size-asian="11pt" style:font-size-complex="11pt"/>
    </style:style>
    <style:style style:name="P102" style:parent-style-name="Standard" style:family="paragraph">
      <style:text-properties fo:font-weight="bold" style:font-weight-asian="bold" style:font-weight-complex="bold" fo:color="#FF0000" fo:font-size="11pt" style:font-size-asian="11pt" style:font-size-complex="11pt"/>
    </style:style>
    <style:style style:name="P103" style:parent-style-name="Standard" style:family="paragraph">
      <style:text-properties fo:font-weight="bold" style:font-weight-asian="bold" style:font-weight-complex="bold" fo:color="#FF0000" fo:font-size="11pt" style:font-size-asian="11pt" style:font-size-complex="11pt"/>
    </style:style>
    <style:style style:name="P104" style:parent-style-name="Standard" style:family="paragraph">
      <style:text-properties fo:font-weight="bold" style:font-weight-asian="bold" style:font-weight-complex="bold" fo:color="#FF0000" fo:font-size="11pt" style:font-size-asian="11pt" style:font-size-complex="11pt"/>
    </style:style>
    <style:style style:name="P105" style:parent-style-name="Standard" style:family="paragraph">
      <style:text-properties fo:font-weight="bold" style:font-weight-asian="bold" style:font-weight-complex="bold" fo:color="#FF0000" fo:font-size="11pt" style:font-size-asian="11pt" style:font-size-complex="11pt"/>
    </style:style>
    <style:style style:name="P106" style:parent-style-name="Standard" style:family="paragraph">
      <style:text-properties fo:font-weight="bold" style:font-weight-asian="bold" style:font-weight-complex="bold" fo:color="#FF0000" fo:font-size="11pt" style:font-size-asian="11pt" style:font-size-complex="11pt"/>
    </style:style>
    <style:style style:name="P107"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office:automatic-styles>
  <office:body>
    <office:text text:use-soft-page-breaks="true">
      <text:p text:style-name="P1">1. =007163</text:p>
      <text:p text:style-name="P2">SEE LOG FOR "Act 6 Intermission 3 Part 1" IN GAMES FOLDER</text:p>
      <text:p text:style-name="P3">_</text:p>
      <text:p text:style-name="P4">2. =007208</text:p>
      <text:p text:style-name="P5">SEE LOG FOR "Act 6 Intermission 3 Part 2" IN GAMES FOLDER</text:p>
      <text:p text:style-name="P6">_</text:p>
      <text:p text:style-name="P7">3. =007298</text:p>
      <text:p text:style-name="P8">SEE LOG FOR "Act 6 Intermission 3 Part 3" IN GAMES FOLDER</text:p>
      <text:p text:style-name="P9">_</text:p>
      <text:p text:style-name="P10">4. MINISTRIFE: =007327</text:p>
      <text:p text:style-name="P11">Hm. I see s9me9ne has ch9sen t9 dress as a pirate f9r this party, in spite 9f the negative ass9ciati9ns that the 9ld marauding classes have with vi9lent a6use, 9ppressi9n, n9t even t9 menti9n</text:p>
      <text:p text:style-name="P12">Meulin, it w9uld 6e great if y9u didn't use this party as a platf9rm t9 engage in suicide shaming. I think Rufi9h is triggered en9ugh as it is having t9 live with the hein9us 69dy of a metal h9rse.</text:p>
      <text:p text:style-name="P13"><text:span text:style-name="T14">_</text:span></text:p>
      <text:p text:style-name="P15">KV1 - N9w I realize we've 6een at this f9r s9me time already, 6ut at the risk 9f derailing the dial9gue y9u initiated, and may I just say h9w thrilled I am that y9u did, Karkat, I w9uld just like qualify my entire analysis 9f y9ur "Alternian culture" 6y saying that in c9ntrast with life 9n 6ef9rus, while y9ur pe9ple may have 6een engaged in vi9lent, lethal class struggle f9r milli9ns 9f sweeps, 6y n9 means d9es this imply that the 6ef9ran way 9f life was entirely with9ut pr96lematic elements, perhaps even m9re distur6ing and insidi9us f9r their lack 9f ackn9wledgement and 9pen discussi9n, particularly as a c9nsequence 9f what in my view were widely and dismayingly unexamined systemic s9cial injustices resulting fr9m the entrenched p9wer dynamics in play, dynamics strikingly similar t9 th9se 9f y9ur planet's markedly m9re 6ellic9se iterati9n, which has 9nly served t9 fully vindicate my hyp9thesis that such a hierarchy is really predicated 9n intrinsic dysfuncti9n, and failure t9 shift all the usual narratives and undiagn9sed pr96lems int9 an 9pen, judgment-free disc9urse thr9ugh which<text:s/><text:soft-page-break/>pr96lematic issues are c9nstructively channeled int9 m9re intelligently pr96lematized avenues 9f discussi9n.</text:p>
      <text:p text:style-name="P16">N9w 6ef9re I c9ntinue, it is 9nly decent 9f me t9 warn y9u a69ut certain triggers that are surely ahead in this essay. I mean c9nversati9n. Triggers include 6ut likely will n9t 6e limited t9 class 9ppressi9n, culling culture and vi9lence against gru6s, lusus a6use, c9mplementary and anal9g9us hate speech, pail filling, slurries and 9ther c9ncupiscent fluids, lifespan shaming, a6leist slurs, pr9lix dissertation... Actually, may6e it w9uld 6e easier f9r y9u t9 list y9ur triggers, and I'll d9 my 6est t9 av9id th9se t9pics, 9r navigate them m9re delicately, if at all p9ssi6le?</text:p>
      <text:p text:style-name="P17">Great. It s9unds like y9u d9n't have any triggers, at least n9ne that y9u kn9w a69ut. I'll pr9ceed with cauti9n nevertheless. Just please let me kn9w if y9u start feeling triggered 6y anything I'm saying, and we can take a 6rief time-9ut while y9u summ9n y9ur m9irail t9 help pacify y9u, assuming y9u have 9ne. N9t that I'm presuming y9u d9, 6ut I heard that y9u did, is that c9rrect? If n9t, I ap9l9gize. I further ap9l9gize if y9ur 9rientati9n precludes the p9ssi6ility, as a pale ar9mantic, panquadrant demir9mantic, s9mething in the gray palesexual department 9r such, and h9pefully y9u are n9t triggered 6y such presumptu9us c9ncillian9rmative language. It w9uldn't 6e the first time I was guilty 9f such an inexcusa6le micr9aggressi9n, and I am n9t s9 96livi9us t9 my 9wn r9mantic privilege t9 6elieve it will 6e the last time either.</text:p>
      <text:p text:style-name="P18">I'm glad I 6r9ught up the su6ject 9f unexamined privilege, 6ecause it d9vetails 6eautifully with the p9int I was a69ut t9 make regarding 6ef9ran s9ciety and its savage um6ral p9tentiality which later manifested thr9ugh the kind 9f Alternian 6rutality y9u are all t99 familiar with. Th9se in the higher echel9ns 9f the hem9spectrum such as the ceruleans, 9r "6lue 6l99ds" (careful, 6eing l99se with such termin9l9gy is 9pening the fl99dgates t9 a wh9le h9st 9f t9xic signist language and hem9ph96ic slurs), when addressing the challenges faced 6y th9se l9wer 9n the spectrum, such as the midhues 9r in particular warm castes like um6ers, 9chres, 9r "rust 6l99ds" (an9ther slur, highly pr96lematic, deeply 9ffensive and triggering termin9l9gy, str9ngly impl9ring y9u steer clear 9f this term), they w9uld 6e well advised t9 check their cerulean privilege, particularly 6ef9re dismissing hardships 9r marginalizing claims 9f 9ppressi9n, which can 6e difficult f9r them t9 identify 9r empathize with fr9m their advantage9us p9siti9n within the<text:s/><text:soft-page-break/>6ef9ran//Alternian p9wer structures.</text:p>
      <text:p text:style-name="P19">And s9me may argue that in 9ur peaceful "ut9pian" culture that we have freed 9urselves fr9m injustice and disparities in privilege in a p9st-scarcity ec9n9my, largely equal rights distri6uted acr9ss the hem9spectrum, and theref9re exist in a "p9st-spectral w9rld" (laugh 9ut l9ud), and theref9re there is n9 need t9 champi9n imp9rtant s9cial causes and there is n9thing left t9 de6ate, 6ut really n9thing c9uld 6e further fr9m the truth. Y9u just need t9 educate y9urself and carefully investigate the l9ngstanding p9wer dynamics in play. F9r instance, a seemingly "harmless" remark fr9m a cis6l99ded cerulean t9ward an um6er 9r G9d f9r6id a 6urgundy 9r yes even a warm-identifying physically-c99ler caste, a69ut their very l9ng term future plans such as 9n the 9rder 9f centuries, then this may pr9ve t9 6e a very hurtful micr9agressi9n due t9 the fact that l9whues cann9t p9ssi6ly live that l9ng themselves, and the m9re priviliged caste c9uld easily 9utlive d9zens 9f generati9ns 9f midhues 9r hundreds 9f generati9ns 9f 6U9Ys (6urgundy-um6er-9chre-yell9wgreens, n9te please av9id descri6ing the latterm9st as "lime 6l99ds" as it has hist9rically 6een used as an especially vici9us epithet). Such remarks can further trigger painful reminders 9f h9w c99ler castes, t9 s9me extent 9JAs, 6ut CIPs and R9yal-Vs in particular, have 6een a6le t9 use their tremend9us lifespans 9ver the millenia t9 gain a strangleh9ld 9ver the s9cial 9rder, have 6een a6le t9 c9mpletely dictate 9ur s9cietal ev9luti9n 6y ensuring 9nly their cultural agendas and narratives receive the dial9gue's air supply, assuring the c9dificati9n 9f th9se resultant ideals and deciding what "n9rmalcy" entails, and sadly these a6s9lutes 6ec9me internalized acr9ss the full spectral range, even within th9se 9f m9st c9mpr9mised privilege, and s9 y9u 6egin t9 see the cyclical nature 9f the dysfuncti9n and the resulting inertia against p9sitive change and raising awareness 9f the m9st underpr96lematized issues, which I think we can agree, is pretty pr96lematic.</text:p>
      <text:p text:style-name="P20">And really, it's every9ne's 6usiness t9 examine their privilege, even 6urgundies, wh9 may 6e su6ject t9 the pitfall 9f 6elieving inc9rrectly there are n9ne 9n the scale 6eneath them wh9m they enj9y certain privileges 9ver, which 9ff-spectrum tr9lls will never kn9w, such as th9se identifying as 9ther6l99ds 9r caste-multiples, "p9ly6l99ded", any wh9 hem9gl96ically ID as having a caste which manifests n9where (as yet kn9wn) in any9ne physically, 9r f9r that matter 9ffspecs wh9 physically d9 p9ssess such a 6l99d type, 9r "mutants" (VERY pr96lematic term, highly<text:s/><text:soft-page-break/>triggering t9 s9me, 6e warned), such as y9u and I, Karkat. 6ut this puts us 69th in a situati9n which t9 9ur kn9wledge uniquely all9ws us t9 understand and empathize with tragically underprivileged and unemp9wered gr9ups acr9ss all scuttles 9f life, thus aff9rding us 69th what I like t9 call a "uniquely underprivileged privilege", which, yes, is a kind 9f privilege we sh9uld 69th strive t9 check as well, whenever we can. This same uniquely underprivileged perspective as I'm sure y9u kn9w was disadvantaged up9n my p9st-scratch iterati9n as well, and while I have n9 d9u6t y9u justifia6ly came t9 revere that figure 9f y9ur planet's rich hist9ry and y9ur pers9nal lineage, and while his g9als 9f peace, equality, and a truly spectra6lind s9ciety, I'm afraid I pers9nally have tr9u6le c9nd9ning his meth9ds. I d9n't like t9 use the term "pr96lematic" lightly, 6ut, well, his tactics were n9thing if n9t massively pr96lematic, t9 say the least, empl9ying vi9lent uprising t9 effect change, and em6laz9ning his mark up9n hist9ry and his faithful f9ll9wers with the salty fl9urish 9f a single rude, sh9uted swear w9rd, it's n9t t9 my taste even th9ugh he is wh9 I w9uld have gr9wn up t9 6e in an9ther life. 6ut n9, I prefer t9 effect s9cial change thr9ugh rati9nal, h9nest disc9urse and c9ntri6uting t9 9ng9ing dial9gues, f9cusing 9n what sh9uld 6e the real g9als, thr9ugh keen adherence t9 the discipline 9f Pr96lematics, ensuring that we stay f9cused 9n successfully pr96lematizing a wide range 9f direly underc9mplicated s9cial dilemmas.</text:p>
      <text:p text:style-name="P21">It's nice t9 see we agree 9n s9 much. May6e we are n9t s9 unalike, despite 9ur drastically different up6ringings. Anyway, as I was saying, the st9ry 9f y9ur ancest9r, and m9re imp9rtantly my exhaustive list 9f misgivings with his appr9ach t9 s9cial change, is quite a l9ng and ela69rate 9ne, 6ut it actually fits 6rilliantly within the larger m9saic which captures the 6r9ad str9kes 9f my p9st. I mean 9ur discussi9n. Trigger warnings f9r the f9ll9wing c9ntent include: ancest9r 6ashing, faith shaming, l9ud swearing, t9rture, 6urn w9unds, ship sinking... again, seri9usly, just let me kn9w if y9u 6egin t9 feel triggered 6y anything, even slightly. We'll pause and see if we can really expl9re th9se issues, and identify exactly h9w I may have invalidated y9ur struggles. With9ut further ad9, the st9ry is as f9ll9ws:</text:p>
      <text:p text:style-name="P22">KV3 - 9ne m9ment please, Karkat. I'm g9ing t9 wander ar9und 6riefly, in an aut9n9m9us fashi9n. I kn9w y9u're very excited t9 c9ntinue 9ur discussi9n, and I pr9mise I'll return very sh9rtly s9 that we may resume. Just remain standing here in this exact<text:s/><text:soft-page-break/>sp9t, while y9u take time t9 let the wisd9m 9f my w9rds take r99t in y9ur heart, and try n9t t9 wander 9ff with any69dy, 9k? 6e right 6ack.</text:p>
      <text:p text:style-name="P23">_</text:p>
      <text:p text:style-name="P24">PM1; KV2 - I'd appreciate it if y9u w9uldn't call me that. We've talked a69ut this. That's what y9u call a wiggler. D9 I l99k like a wiggler t9 y9u, P9rrim? N9, I d9n't. It's 6een three sweeps, plus eternity, f9r, excuse me, "fuck's" sake. I think we can safely retire that particular term 9f "endearment". Call me anything 6ut that, even my 9ther nickname. I'm actually 9k with that 9ne.</text:p>
      <text:p text:style-name="P25">It w9uld 6e nice if y9u'd at least use my pr9per name in fr9nt 9f my studi9us y9ung Alternian descendant. It really kind 9f er9des my credi6ility, and I d9n't need that in the pr9ximity 9f a fresh faced y9ungster wh9 clearly thirsts f9r kn9wledge. Why w9uld y9u want t9 sa69tage a fine y9ung man's educati9n like that?</text:p>
      <text:p text:style-name="P26">N9, 6ut thanks f9r 9ffering. C9uld y9u g9 r9ll them 9ver there? Thank y9u. N9w where was I.</text:p>
      <text:p text:style-name="P27">9k, w9nderful. That c9nversati9n just came t9 an end.</text:p>
      <text:p text:style-name="P28">P9rrim, please d9n't hit 9n my re699ted kid ancest9r-descendant. It's really weird. N9t t9 menti9n, he l99ks exactly like me? I mean, kind 9f 96vi9usly? S9 when y9u're hitting 9n him, it's like y9u're hitting 9n me at the exact same time, which like I said. It's weird.</text:p>
      <text:p text:style-name="P29">N9t t9 get int9 all this again, 6ut the th9ught 9f dating y9u... it's just a strange and vaguely 9ffputting idea. N9 9ffense. It alm9st makes me understand at a visceral level the 6izarre human anathema 9f incest, which is s9mething I can't really explain. I'm just saying.</text:p>
      <text:p text:style-name="P30">I'm S9RRY, 9k? I'm s9rry that I am, perhaps literally, the 9nly 9ne n9t t9 ever fall prey t9 y9ur tireless 9mnidirecti9nal s9licitati9ns, 9r t9 get swept up in 9ne 9f y9ur innumera6le flushed 9r caligin9us flings. I happened t9 always prefer y9u as a friend, and in any case, I always preferred t9 lead a relatively chaste existence, as it keeps me f9cused 9n fighting 9n 6ehalf 9f truly imp9rtant pr96lems. Alth9ugh staying "relatively" chaste t9 y9u I supp9se is n9t saying much.</text:p>
      <text:p text:style-name="P31">9nce again, I ap9l9gize. I've 6lundered int9 the pr96lematic territ9ry 9f vacillati9n shaming, thus 9pening the fl99dgates t9<text:s/><text:soft-page-break/>the myriad ways 9ne may 6e disadvantaged up9n 6y its staggering shame radius. I f9rg9t t9 check my piety privilege, and here we are. I was g9ing t9 c9ver this t9pic in a much later chapter 9f my lecture, 6ut we've g9tten 6adly derailed here.</text:p>
      <text:p text:style-name="P32">Karkat, I'm s9rry f9r this interrupti9n. I pr9mise I'll get 6ack t9 my critical lecture as s99n as this pr9miscu9us 6usy69dy leaves us in peace.</text:p>
      <text:p text:style-name="P33">N9. Just, n9, P9rrim. We're n9t d9ing this.</text:p>
      <text:p text:style-name="P34">I am n9t g9ing t9 p9llute Karkat's utterly imperative crash c9urse, in which he is intr9duced t9 the A6S9LUTE 6ASICS, 6y indulging in y9ur pet issues.</text:p>
      <text:p text:style-name="P35">L99k, it's n9t that I'm insensitive t9 y9ur c9ncerns 9n that t9pic. I'm interested t9 discuss them with y9u 9n an academic, primarily the9retical level.</text:p>
      <text:p text:style-name="P36">I just think there is inherent danger in muddying the waters 9f disc9urse 6y intr9ducing s9cial issues which are suspect at 6est, thus c9nsuming crucial res9urces fr9m the limited cache 9f rhet9ric which pr9pels these narratives. And furtherm9re, 9ne c9uld argue it's m9re than a little pr96lematic, 9ffensive even, f9r y9u t9 6e appr9priating the lexic9n 9f sensitivity used t9 advance awareness 9f maj9r issues, thus reducing it t9 the level 6uzzspeak and pseud9science. It makes it m9re difficult f9r th9se 9f us wh9 are genuinely f9cused 9n p9sitive change t9 6e taken seri9usly, that's all.</text:p>
      <text:p text:style-name="P37">I'm s9rry, I just d9n't think there's much there. We aren't like humans, wh9se species 6izarrely en9ugh includes highly specialized r9les f9r 69th sexes in the pr9cess 9f repr9ducti9n, and s9 this naturally had s9cial ramificati9ns f9r the way their civilizati9n ev9lved. 6ut that's n9t h9w it w9rks f9r us, s9 I fail t9 see h9w gender fact9rs int9 the discussi9n in a way that can 6e effectively and rati9nally pr96lematized. Where is the r99m f9r unexamined privilege in the dich9t9my? I d9n't see it. And appr9priating the talking p9ints and awareness-raising tactics f9r du6i9us issues like this is, frankly, fr9wned up9n, t9 put it p9litely. Such appr9priative gestures 9nly serve t9 marginalize and invalidate th9se su6ject t9 seri9us, real life struggles and 9ppressi9n, and I guess I'm a little disapp9inted t9 see y9u 6eing s9 6lithely and inappr9priately appr9priat9ry.</text:p>
      <text:p text:style-name="P38">9h! My sincere ap9l9gies. I sh9uld have d9ne a 6etter j96 tagging my statements, 6ut f9r future reference, it's helpful t9 alert<text:s/><text:soft-page-break/>y9ur c9nversati9nal partners t9 y9ur triggers well in advance. Sh9uld I g9 fetch y9ur m9irail t9 help settle y9u d9wn? And if s9, wh9 exactly w9uld 6e filling that quadrant t9day?</text:p>
      <text:p text:style-name="P39"><text:s/>D9n't 6e like that. Really, we can talk a69ut whatever y9u like later, and I'll 6e really sympathetic, I pr9mise. Just n9t ar9und my pupil while he is still learning.</text:p>
      <text:p text:style-name="P40">9r... my descendant. What did I say? Haha. Karkat, I mean. Anyway, Karkat, again I ap9l9gize f9r that.</text:p>
      <text:p text:style-name="P41">PM2 - What? Y9u want t9 6e me? What s9rt 9f n9nsense request is that?</text:p>
      <text:p text:style-name="P42">Can't y9u see I'm in the middle 9f a direly imp9rtant w9rd dump? I mean man-t9-man c9nversati9n with Karkat?</text:p>
      <text:p text:style-name="P43">I might c9nsider it if y9u asked m9re nicely. 9r at the very least, m9re "radically".</text:p>
      <text:p text:style-name="P44">PM3 - In the future, I'll thank y9u n9t t9 em6arrass me in fr9nt 9f my new disciples. Friends. I mean friends.</text:p>
      <text:p text:style-name="P45">I really d9n't need y9u p9licing my awareness-raising rhet9ric. Y9u are n9t my "human m9ther".</text:p>
      <text:p text:style-name="P46">Y9u w9uld understand if y9u spent time actually researching 9ther cultures t9 gain a m9re c9mprehensive f9undati9nal perspective 9n 9ur systemic pr96lems instead 9f meddling in 9ther pe9ple's enlightening and en9rm9us c9nversati9ns.</text:p>
      <text:p text:style-name="P47">What? N9.</text:p>
      <text:p text:style-name="P48">N9! N9, st9p. D9n't t9uch me, I g9t it!</text:p>
      <text:p text:style-name="P49">I d9n't care. I didn't ask y9u t9 wash my sweater. I keep telling y9u, I have n9 interest in 6ef9ran p9ssessi9ns.</text:p>
      <text:p text:style-name="P50">I was perfectly happy with9ut the sweater! T9 6e h9nest, I'm less than thrilled with h9w it 96scures my pant line.</text:p>
      <text:p text:style-name="P51">I d9n't dismiss y9ur views. I respect them. I have T9LD y9u this.</text:p>
      <text:p text:style-name="P52">I think the r9le 9f gender in 6ef9ran s9ciety is pr96a6ly a really fascinating and advanced su6ject t9 expl9re. See, y9u and I can appreciate the su6ject, 9f c9urse. I just d9n't think any9ne is ready f9r that yet. There are s9 many 9ther hurdles t9 9verc9me first.</text:p>
      <text:soft-page-break/>
      <text:p text:style-name="P53">L99k, I'm just saying, it's a huge risk 9pening that can 9f dirt n99dles, trying t9 educate pe9ple 9n that su6ject 9n t9p 9f everything else. I just d9n't want t9 distract fr9m all the m9re glaring issues that desperately need the full attenti9n 9f 9ur pe9ple if we are g9ing t9 make any pr9gress as a civilizati9n.</text:p>
      <text:p text:style-name="P54">P9rrim, I'm very disapp9inted t9 hear y9u say that.</text:p>
      <text:p text:style-name="P55">That was an extremely c9rp9realn9rmative remark.</text:p>
      <text:p text:style-name="P56">_</text:p>
      <text:p text:style-name="P57">LP1 - Hassling? Far fr9m it. I've merely disc9vered a new and far less ungrateful fl9ck which has n9t yet 6ec9me w9efully jaded t9 my messages 9f p9sitive s9cial change.</text:p>
      <text:p text:style-name="P58">Can y9u sc99t away 9n y9ur little wheeled t9y f9r immature wigglers? I was in the middle 9f a serm9n.</text:p>
      <text:p text:style-name="P59">I d9n't remem6er. And n9, I w9n't 6e sharing my 9ld mem9s with him. They were written very p99rly, and my meth9ds 9f argumentati9n were flawed and extremely childish. I've deleted m9st 9f th9se mem9ries fr9m these 6u66les, s9 d9n't 69ther r99ting ar9und f9r them. Frankly, they stunk.</text:p>
      <text:p text:style-name="P60">9h, man, I'm s9rry. I c9mpletely f9rg9t that "stunk" was an a6leist slur. Please f9rgive my insensitivity t9ward y9ur disa6ility.</text:p>
      <text:p text:style-name="P61">N9, really, it was inexcusa6le 9f me. I sh9uld have at least preceded my call9us remark with a trigger warning.</text:p>
      <text:p text:style-name="P62">I have n9 6usiness making light 9f y9ur impairment, thus failing t9 check my nasal privilege, and p9tentially 6ringing 6ack painful and devastatingly triggering mem9ries 9f the 9ld cycle 9f revenge 6etween y9u and s9me friends which resulted in the l9ss 9f y9ur 9lfact9ry sense. I have t9 admit, I was skeptical at first a69ut whether that really qualified as a true disa6ility warranting sensitivity and the pr9m9ti9n 9f awareness, 6ut 6eing cl9se t9 y9u as a friend and carefully examining my privilege has really 9pened my eyes. 99ps, that euphemism is slightly a6leist t9 the 6lind, what I meant was "6r9adened my h9riz9ns 9n the nature 9f disa6ility." S9rry.</text:p>
      <text:p text:style-name="P63">My pleasure. Really, it is truly amazing that y9u have managed t9 triumph 9ver such adversity t9 6ec9me a great r9le m9del f9r 9thers, excellent at vide9 games, and a t9tally stellar skate69arding pers9n, all while 6eing a girl, n9 less.</text:p>
      <text:soft-page-break/>
      <text:p text:style-name="P64">LP2 - 6e me? I...</text:p>
      <text:p text:style-name="P65">I'm n9t sure if that's...</text:p>
      <text:p text:style-name="P66">Well...</text:p>
      <text:p text:style-name="P67">9k. I'll interrupt my imperative m9n9l...dial9gue just this 9nce.</text:p>
      <text:p text:style-name="P68">F9r y9u.</text:p>
      <text:p text:style-name="P69">LP3 - 9h, hey, Latula. I th9ught I heard y9ur device grinding 9n vari9us surfaces near6y.</text:p>
      <text:p text:style-name="P70">H9w are y9ur athletic t9y stunts g9ing? Are y9u getting a l9t 9f... a l9t 9f "air"? Am I saying that right?</text:p>
      <text:p text:style-name="P71">Well, I wasn't g9ing t9 attempt t9 make any s9rt 9f physical c9ntact with y9u, and even if I did, I have n9 d9u6t that y9u w9uld 6e a6le t9 maneuver away fr9m my grasp 9n y9ur speedy little platf9rm. Either way, I'm m9re than c9ntent t9 let y9u escape in any directi9n 9f y9ur ch99sing, if that's y9ur wish.</text:p>
      <text:p text:style-name="P72">Haha. I guess. Y9u kn9w, it's really nice we can talk like this.</text:p>
      <text:p text:style-name="P73">Yes. I was just thinking lately, a69ut 9ur new p9st-scratch friends. Particularly the y9ung Vantas and Pyr9pe iterati9ns 9n their team, and h9w they're pretty similar t9 us, 6ut als9 really different.</text:p>
      <text:p text:style-name="P74">Yes, 6ut that's n9t really what I'm talking a69ut.</text:p>
      <text:p text:style-name="P75">She and Karkat have a different relati9nship fr9m the 9ne we have. Theirs is much m9re tur6ulent, which is fueled presuma6ly 6y r9mantic tensi9n. I'm picking up 9n s9me maj9r vascillati9n vi6es fr9m their situati9n. It's kind 9f unf9rtunate, 6ut it makes me grateful that we never g9t t9 that p9int.</text:p>
      <text:p text:style-name="P76">I'm sure it's m9stly due t9 the fact that we've stayed entirely away fr9m the sting6ug's nest 9f r9mantic entanglement. Which 9f c9urse is related t9 my 9ath 9f celi6acy, which as y9u kn9w is just a pers9nal ch9ice, 9ne which f9r s9me reas9n my p9st-scratch adult self eventually strayed fr9m... with... Meulin, 9f all pe9ple? 6ut that's neither here n9r there.</text:p>
      <text:p text:style-name="P77">Yes. 6ut regardless. What I'm saying is, it's great we stayed away fr9m that. It's helped me appreciate y9u as a friend, and admire all y9ur g99d qualities. Plat9nically, 9f c9urse.</text:p>
      <text:p text:style-name="P78">Like h9w y9u never 69ught int9 the usual r9les 9f y9ur caste, as<text:s/><text:soft-page-break/>an aqua, n9t even the m9re "well intended" s9cial c9nventi9ns 9f y9ur privileged arist9cratic 6l99dline. Y9u never l99ked d9wn 9n any69dy, 9r saw it as y9ur civil duty t9 care f9r 9r "impr9ve" the warmer classes, falling prey t9 unf9rtunate tendencies inv9lving cerulean savi9r c9mplex, 9r the "6lue 6l99d's 6urden" (trigger warning 9n that, 96vi9usly) which sadly 6ecame s9 insepera6le fr9m the fa6ric 9f the spectral 9rder, with each class c9nditi9ned t9 view th9se 6el9w it the same way, the 96stacles t9 raising awareness were alm9st insurm9unta6le. 6ut unlike the c99ler hues 9n 9ur team m9re priviliged than y9u, like y9ur Serkets, y9ur Zahhaks, y9ur Amp9ras... I never g9t the sense that y9u put the slightest 6it 9f st9ck in any 9f that, and I think that's pretty amazing.</text:p>
      <text:p text:style-name="P79">Right. And I'm just saying if my head was ever cl9uded 6y r9mantic feelings f9r y9u, I pr96a6ly w9uldn't 6e a6le t9 appreciate that a69ut y9u.</text:p>
      <text:p text:style-name="P80">Just like I w9uldn't 6e a6le t9 appreciate the fairly c99l "zees" y9u put at the end 9f many w9rds, 9r say things l9udly and with enthusiasm, even if it's n9t particularly warranted.</text:p>
      <text:p text:style-name="P81">9r the way y9ur hair fl9ws in the wind when y9u sc99t 9ver s9me s9rt 9f 96stactle 9n y9ur device really fast.</text:p>
      <text:p text:style-name="P82">9r the way y9u make this funny little n9ise just as y9u c9nnect with 9ne 9f y9ur c9pi9us high fives, which can 9nly 6e heard 9ver the l9ud slap if y9u listen really cl9sely.</text:p>
      <text:p text:style-name="P83">9r the way y9u have always sh9wn kindness t9 pe9ple wh9 needed help, with9ut making them feel tragic 9r helpless f9r accepting it.</text:p>
      <text:p text:style-name="P84">9r the way y9u still manage t9 l99k stylish even with9ut y9ur c99l shades, 9r s9metimes when they're pr9pped up 9n y9ur head just in fr9nt 9f y9ur h9rns.</text:p>
      <text:p text:style-name="P85">9r, I d9n't kn9w if y9u remem6er, that time Meenah 6aked every69dy a cake. It was the first sweep anniversary 9f entering the game, 9ne 9f the rare m9ments 9f s9lidarity and g99d cheer am9ng 9ur entire team at 9nce. Every9ne was raving a69ut h9w g99d the fresh 6aked cake smelled, s9 y9u t99k a 6ig sniff, I guess f9rgetting f9r a m9ment y9u c9uldn't smell. Then y9u quickly caught y9urself, and played it c99l making sure n9 9ne n9ticed, which n9 9ne did. 6ut I n9ticed. And I just th9ught that was kind 9f endearing.</text:p>
      <text:soft-page-break/>
      <text:p text:style-name="P86">Anyway, I think all that w9uld have 6een c9mpletely l9st 9n me if we didn't have this str9ng plat9nic 69nd. I just th9ught I'd say that. Guess I'll get g9ing n9w.</text:p>
      <text:p text:style-name="P87">See y9u ar9und, Latula.</text:p>
      <text:p text:style-name="P88">_</text:p>
      <text:p text:style-name="P89">MP1 - Wh9a, Meenah. I didn't see y9u c9me in. Y9u sh9uld have c9me say hell9.</text:p>
      <text:p text:style-name="P90">It w9uld have 6een alright. Karkat and I were 9nly a few h9urs fr9m wrapping up 9ur first 9f what I'm presuming will 6e many, many sessi9ns t9gether.</text:p>
      <text:p text:style-name="P91">Y9u and I have s9 much t9 discuss. I've really crystallized s9me pr96lems. Eternity has really helped me make s9me pr9gress 9n issues that matter t9 every69dy. Even gr9ups 9f pe9ple wh9 d9n't technically exist.</text:p>
      <text:p text:style-name="P92">I've had a l9t 9f time t9 think. A69ut that, and a69ut us. 9ur team, I mean, and the mistakes we've made which were pr96a6ly 6lessings in disguise. I kn9w we had 9ur differences, with y9u claiming the r9le as s9rt 9f 9ur defact9 leader, in terms 9f strategy and executi9n... literal executi9n, I supp9se. While I r9se t9 pr9minence am9ng 9ur peers as the undisputed spiritual shepherd 9f the gr9up.</text:p>
      <text:p text:style-name="P93">I've als9 heard y9u're recruiting mem6ers f9r a militia? An9ther 69ld endeav9r. N9t surprising, th9ugh. 6ef9re y9u em6ark, I d9 h9pe y9u'll set aside at least several sweeps t9 listen t9 s9me 9f my...</text:p>
      <text:p text:style-name="P94">9h.</text:p>
      <text:p text:style-name="P95">A6s9lutely!</text:p>
      <text:p text:style-name="P96">Really, n9 hurry, I'll take the time t9 prepare s9me 9f my 9pening statements t9 6etter c9ntextualize my pr9hi6itively l9quaci9us harangue. I mean friendly 6anter.</text:p>
      <text:p text:style-name="P97">_</text:p>
      <text:p text:style-name="P98">MP4 - Excuse me. Meenah, "lame" is an a6leist slur, which in this c9ntext is REALLY inappr9priate. Tagging y9ur j9kes with "ir9nic" trigger warnings really d9es n9t excuse the 6ehavi9r. I'll thank y9u t9 refrain fr9m using such terms in the future.</text:p>
      <text:p text:style-name="P99">MP5; HZ1 - *PHWEEEEEEEEEEEEEET!!!*</text:p>
      <text:p text:style-name="P100">H9ld up there, Meenah. The questi9n y9u just asked was in fact a<text:s/><text:soft-page-break/>severe micr9aggressi9n against th9se wh9 are stricken with deeply plightened feelings 9f species dysph9ria. Y9ur questi9n was inn9cent en9ugh, s9 I'm n9t a69ut t9 g9 d9wn the peril9us r9ad 9f trigger shaming, 6ut Meenah, my g99dness, what y9u just said was catastr9phically triggering. P99r H9russ here will likely feel triggered f9r weeks 6ecause 9f y9ur th9ughtless questi9n. Hell, even I'm feeling a little triggered 6y it, and I'm n9t even under the impressi9n I'm a h9rse. I think every9ne within earsh9t was triggered 6y that. Y9u feel triggered, right H9russ?</text:p>
      <text:p text:style-name="P101">See? T9tally triggered. N9w let's let the healing 6egin.</text:p>
      <text:p text:style-name="P102">Meenah, his 6elief that he is actually a majestic h99f6east is n9t characterized 6y ch9ice. In fact, it is n9t even a 6elief. It is a FACT, which we must strive t9 respect as FACTUAL, in n9 small part due t9 his hyperimp9rtant feelings a69ut it. Tail9ring factual reality ar9und pe9ple's critical feelings is a c9rnerst9ne 9f Pr96lematics, and failure t9 d9 s9 can 9nly result in the release 9f devastating payl9ads 9f c9rrecti9nal w9rds depl9yed t9 educate, heal, and rhet9rically 9verwhelm.</text:p>
      <text:p text:style-name="P103">When y9u asked "when did y9u decide y9u were a h9rse," y9u implied that he made a ch9ice t9 craft this feature 9f his identity, as 9pp9sed t9 listening carefully t9 the fauna within, heeding the call 9f the l9ng, gh9stly sn9ut his 69dy has tragically denied him, whilst feeling the su6tle tingling 9f his phant9m h9rsey p9steri9r.</text:p>
      <text:p text:style-name="P104">Thank y9u. N9w, y9u kn9w h9w I hate t9 derail c9nversati9ns, 6ut I think this 9ccasi9n calls f9r a th9r9ugh, unrelenting educati9n 9n the t9pic. And n9w I shall 6egin my crushing harangue 9n this delicate su6ject, as thusly:</text:p>
      <text:p text:style-name="P105">6lah 6lah</text:p>
      <text:p text:style-name="P106">_</text:p>
      <text:p text:style-name="P10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ourier New" svg:font-family="Courier New" style:font-family-generic="modern" style:font-pitch="fixed" svg:panose-1="2 7 3 9 2 2 5 2 4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fo:line-height="100%" fo:background-color="transparent" style:tab-stop-distance="0.5in">
        <style:background-fill draw:fill="solid"/>
      </style:paragraph-properties>
      <style:text-properties style:font-name="Courier New" style:font-name-asian="Courier New" style:font-name-complex="Courier New"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ucida San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Lily Huang</dc:creator>
    <meta:creation-date>2024-12-18T00:58:00Z</meta:creation-date>
    <dc:date>2024-12-18T01:13:00Z</dc:date>
    <meta:template xlink:href="Normal.dotm" xlink:type="simple"/>
    <meta:editing-cycles>3</meta:editing-cycles>
    <meta:editing-duration>PT0S</meta:editing-duration>
    <meta:document-statistic meta:page-count="12" meta:paragraph-count="50" meta:word-count="3793" meta:character-count="25366" meta:row-count="180" meta:non-whitespace-character-count="21623"/>
  </office:meta>
</office:document-meta>
</file>